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0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co11" style:family="table-column">
      <style:table-column-properties fo:break-before="auto" style:column-width="239.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0" style:family="table-cell" style:parent-style-name="Default">
      <style:text-properties style:text-position="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25"/>
        <table:table-column table:style-name="co10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1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1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uyback</text:p>
          </table:table-cell>
          <table:table-cell table:number-columns-repeated="2" table:style-name="ce22" office:value-type="string" calcext:value-type="string">
            <text:p>do_buyback</text:p>
          </table:table-cell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 table:number-columns-repeated="3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glyph</text:p>
          </table:table-cell>
          <table:table-cell table:style-name="ce22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2"/>
          <table:table-cell table:style-name="ce24"/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swap_flask_tp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put_item_in_inventory</text:p>
          </table:table-cell>
          <table:table-cell table:style-name="ce28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item_recovery</text:p>
          </table:table-cell>
          <table:table-cell table:style-name="ce22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lask</text:p>
          </table:table-cell>
          <table:table-cell table:style-name="ce24" office:value-type="string" calcext:value-type="string">
            <text:p>heal_flask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aerie_fire</text:p>
          </table:table-cell>
          <table:table-cell table:style-name="ce24" office:value-type="string" calcext:value-type="string">
            <text:p>heal_faerie_fir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4" office:value-type="string" calcext:value-type="string">
            <text:p>tp_bas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2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office:value-type="string" calcext:value-type="string">
            <text:p>base_recovery</text:p>
          </table:table-cell>
          <table:table-cell table:style-name="ce22" office:value-type="string" calcext:value-type="string">
            <text:p>deliver_items</text:p>
          </table:table-cell>
          <table:table-cell table:style-name="ce24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restore_hp_on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22" office:value-type="string" calcext:value-type="string">
            <text:p>evasion</text:p>
          </table:table-cell>
          <table:table-cell table:style-name="ce22" office:value-type="string" calcext:value-type="string">
            <text:p>use_silence</text:p>
          </table:table-cell>
          <table:table-cell table:style-name="ce24" office:value-type="string" calcext:value-type="string">
            <text:p>use_silenc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evasion</text:p>
          </table:table-cell>
          <table:table-cell table:style-name="ce24" office:value-type="string" calcext:value-type="string">
            <text:p>move_safe_evasio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swap_lesser_crit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2" office:value-type="string" calcext:value-type="string">
            <text:p>buy_recipe_wraith_band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-- Ring of Aquila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4" office:value-type="string" calcext:value-type="string">
            <text:p>buy_ring_of_protection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-- Power Treads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sobi_m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boots</text:p>
          </table:table-cell>
          <table:table-cell table:style-name="ce32" office:value-type="string" calcext:value-type="string">
            <text:p>buy_boot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gloves</text:p>
          </table:table-cell>
          <table:table-cell table:style-name="ce32" office:value-type="string" calcext:value-type="string">
            <text:p>buy_gloves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boots_of_elves</text:p>
          </table:table-cell>
          <table:table-cell table:style-name="ce34" office:value-type="string" calcext:value-type="string">
            <text:p>buy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-- Morbid Mask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lifesteal</text:p>
          </table:table-cell>
          <table:table-cell table:style-name="ce34" office:value-type="string" calcext:value-type="string">
            <text:p>buy_lifesteal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Dragon Lance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two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ogre_axe</text:p>
          </table:table-cell>
          <table:table-cell table:style-name="ce32" office:value-type="string" calcext:value-type="string">
            <text:p>buy_ogre_ax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Crystalys</text:p>
          </table:table-cell>
          <table:table-cell table:style-name="ce3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buy_blades_of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buy_broadsword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recipe_lesser_crit</text:p>
          </table:table-cell>
          <table:table-cell table:style-name="ce32" office:value-type="string" calcext:value-type="string">
            <text:p>buy_recipe_lesser_crit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defend_tower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attack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kill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attack_enemy_hero</text:p>
          </table:table-cell>
          <table:table-cell table:style-name="ce34" office:value-type="string" calcext:value-type="string">
            <text:p>attack_enemy_her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4"/>
          <table:table-cell table:style-name="ce34" office:value-type="string" calcext:value-type="string">
            <text:p>stop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4" office:value-type="string" calcext:value-type="string">
            <text:p>upgrade_skills</text:p>
          </table:table-cell>
          <table:table-cell table:number-columns-repeated="2" table:style-name="ce34" office:value-type="string" calcext:value-type="string">
            <text:p>upgrad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 table:number-columns-repeated="2"/>
          <table:table-cell table:style-name="ce34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5"/>
        <table:table-column table:style-name="co9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3" office:value-type="string" calcext:value-type="string">
            <text:p>buy_starting_items</text:p>
          </table:table-cell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/>
          <table:table-cell table:style-name="ce13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20:59:04.514163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27T21:00:11.874686271</dc:date>
    <meta:editing-duration>P2DT20H23M30S</meta:editing-duration>
    <meta:editing-cycles>2556</meta:editing-cycles>
    <dc:creator>Ilya Shpigor</dc:creator>
    <meta:document-statistic meta:table-count="4" meta:cell-count="424" meta:object-count="0"/>
  </office:meta>
</office:document-meta>
</file>